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2833" officeooo:paragraph-rsid="001528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sführliche Aufwandsschätzung</text:p>
      <text:p text:style-name="P1"/>
      <text:p text:style-name="P1">Die Eingabedaten haben wir als einfach klassifiziert, da das Spiel komplett über Tastatur und Maus gesteuert werden soll und keine dinge wie z.B. Dateien eingelesen werden sollen.</text:p>
      <text:p text:style-name="P1">Für die Spielkonfiguration reicht hierfür ein kleines Menü welches verschiedene Optionen an oder Abwählen kann.</text:p>
      <text:p text:style-name="P1">Die Spielberechnung ist als besonders aufwendiger Teil festgelegt worden, weil sie sowohl in Echtzeit ohne Verzögerungen, als auch Serverseitig stattfinden <text:s/>soll um eventuelle Manipulationen zu verhindern.</text:p>
      <text:p text:style-name="P1">Die Netzwerkverbindung wird einige Mittel beanspruchen da wir in diesem Bereich keine besondere Erfahrung besitz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5:52:21.733000000</meta:creation-date>
    <dc:date>2016-11-07T16:39:17.673000000</dc:date>
    <meta:editing-duration>PT31M35S</meta:editing-duration>
    <meta:editing-cycles>1</meta:editing-cycles>
    <meta:document-statistic meta:table-count="0" meta:image-count="0" meta:object-count="0" meta:page-count="1" meta:paragraph-count="5" meta:word-count="85" meta:character-count="640" meta:non-whitespace-character-count="559"/>
    <meta:generator>LibreOffice/4.2.5.2$Windows_x86 LibreOffice_project/6ff819b65674ae6c83f3cbab9e4a4c2b292a7a94</meta:generator>
  </office:meta>
</office:document-meta>
</file>